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dobe Arabic" svg:font-family="'Adobe Arabic'" style:font-pitch="variable"/>
    <style:font-face style:name="Adobe Caslon Pro" svg:font-family="'Adobe Caslon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text-properties fo:color="#000000" style:font-name="Arial" fo:font-size="10pt" style:font-size-asian="10pt" style:font-size-complex="10pt"/>
    </style:style>
    <style:style style:name="P3" style:family="paragraph" style:parent-style-name="Standard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style:text-autospace="non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" fo:font-size="10pt" style:font-name-asian="Monaco" style:font-size-asian="10pt" style:font-name-complex="Monaco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" fo:font-size="10pt" fo:font-weight="bold" style:font-name-asian="Monaco" style:font-size-asian="10pt" style:font-weight-asian="bold" style:font-name-complex="Monaco" style:font-size-complex="10pt" style:font-weight-complex="bold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 style:text-autospace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style:text-autospace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000000" style:font-name="Arial" fo:font-size="10pt" style:font-size-asian="10pt" style:font-size-complex="10pt"/>
    </style:style>
    <style:style style:name="P12" style:family="paragraph" style:parent-style-name="Standard">
      <style:text-properties fo:color="#000000" style:font-name="Arial" fo:font-size="12pt" style:font-size-asian="12pt" style:font-size-complex="12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dobe Caslon Pro" fo:font-size="11.3000001907349pt" style:font-name-asian="Monaco" style:font-size-asian="11.3000001907349pt" style:font-name-complex="Monaco" style:font-size-complex="11.3000001907349pt"/>
    </style:style>
    <style:style style:name="P1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dobe Caslon Pro" fo:font-size="11.3000001907349pt" style:font-name-asian="Monaco" style:font-size-asian="11.3000001907349pt" style:font-name-complex="Monaco" style:font-size-complex="11.3000001907349pt"/>
    </style:style>
    <style:style style:name="P1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dobe Caslon Pro" fo:font-size="11.3000001907349pt" fo:font-weight="bold" style:font-name-asian="Monaco" style:font-size-asian="11.3000001907349pt" style:font-weight-asian="bold" style:font-name-complex="Monaco" style:font-size-complex="11.3000001907349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dobe Caslon Pro" fo:font-size="11.3000001907349pt" style:font-size-asian="11.3000001907349pt" style:font-size-complex="11.3000001907349pt"/>
    </style:style>
    <style:style style:name="P1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a4357a" style:font-name="Adobe Caslon Pro" fo:font-size="11.3000001907349pt" fo:font-weight="bold" style:font-name-asian="Monaco" style:font-size-asian="11.3000001907349pt" style:font-weight-asian="bold" style:font-name-complex="Monaco" style:font-size-complex="11.3000001907349pt" style:font-weight-complex="bold"/>
    </style:style>
    <style:style style:name="P1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80ff" style:font-name="Adobe Caslon Pro" fo:font-size="11.3000001907349pt" fo:font-weight="bold" style:font-name-asian="Monaco" style:font-size-asian="11.3000001907349pt" style:font-weight-asian="bold" style:font-name-complex="Monaco" style:font-size-complex="11.3000001907349pt" style:font-weight-complex="bold"/>
    </style:style>
    <style:style style:name="P1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Adobe Caslon Pro" fo:font-size="11.3000001907349pt" style:font-name-asian="Monaco" style:font-size-asian="11.3000001907349pt" style:font-name-complex="Monaco" style:font-size-complex="11.3000001907349pt"/>
    </style:style>
    <style:style style:name="P2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Adobe Caslon Pro" fo:font-size="11.3000001907349pt" fo:font-weight="bold" style:font-name-asian="Monaco" style:font-size-asian="11.3000001907349pt" style:font-weight-asian="bold" style:font-name-complex="Monaco" style:font-size-complex="11.300000190734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Monaco" style:font-weight-asian="bold" style:font-name-complex="Monaco" style:font-weight-complex="bold"/>
    </style:style>
    <style:style style:name="T3" style:family="text">
      <style:text-properties style:font-name-asian="Monaco" style:font-name-complex="Monaco"/>
    </style:style>
    <style:style style:name="T4" style:family="text">
      <style:text-properties fo:color="#a4357a"/>
    </style:style>
    <style:style style:name="T5" style:family="text">
      <style:text-properties fo:color="#a4357a" fo:font-weight="bold" style:font-weight-asian="bold" style:font-weight-complex="bold"/>
    </style:style>
    <style:style style:name="T6" style:family="text">
      <style:text-properties fo:color="#a4357a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a4357a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color="#a4357a" style:font-name="Adobe Arabic"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80ff" fo:font-weight="bold" style:font-weight-asian="bold" style:font-weight-complex="bold"/>
    </style:style>
    <style:style style:name="T12" style:family="text">
      <style:text-properties fo:color="#004080"/>
    </style:style>
    <style:style style:name="T13" style:family="text">
      <style:text-properties fo:color="#004080" fo:font-weight="bold" style:font-weight-asian="bold" style:font-weight-complex="bold"/>
    </style:style>
    <style:style style:name="T14" style:family="text">
      <style:text-properties fo:color="#0000ff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0.5pt" fo:font-weight="bold" style:font-size-asian="10.5pt" style:font-weight-asian="bold" style:font-size-complex="10.5pt" style:font-weight-complex="bold"/>
    </style:style>
    <style:style style:name="T17" style:family="text">
      <style:text-properties style:font-name="Adobe Arabic" fo:font-size="10.5pt" fo:font-weight="bold" style:font-size-asian="10.5pt" style:font-weight-asian="bold" style:font-size-complex="10.5pt" style:font-weight-complex="bold"/>
    </style:style>
    <style:style style:name="T18" style:family="text">
      <style:text-properties style:text-underline-style="solid" style:text-underline-type="double" style:text-underline-width="auto" style:text-underline-color="font-color"/>
    </style:style>
    <style:style style:name="T19" style:family="text">
      <style:text-properties style:text-underline-style="non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dde-connection-decls/>
      <text:p text:style-name="P1">Frederico Castro Banner N03139680</text:p>
      <text:p text:style-name="P1">Homework 3 – Estimate Average time of merge sort</text:p>
      <text:p text:style-name="P1"/>
      <text:section text:style-name="Sect1" text:name="Section1">
        <text:p text:style-name="P13"><text:span text:style-name="T5">c</text:span><text:span text:style-name="T5">lass </text:span><text:span text:style-name="T1">Array</text:span></text:p>
        <text:p text:style-name="P19"><text:span text:style-name="T9"><text:s text:c="2"/></text:span><text:span text:style-name="T5">def </text:span><text:span text:style-name="T9">swap!</text:span><text:span text:style-name="T10">(</text:span><text:span text:style-name="T9">i</text:span><text:span text:style-name="T10">,</text:span><text:span text:style-name="T9">j</text:span><text:span text:style-name="T10">)</text:span></text:p>
        <text:p text:style-name="P19"><text:span text:style-name="T10"><text:s text:c="4"/></text:span><text:span text:style-name="T5">self</text:span><text:span text:style-name="T10">[</text:span><text:span text:style-name="T9">i</text:span><text:span text:style-name="T10">], </text:span><text:span text:style-name="T5">self</text:span><text:span text:style-name="T10">[</text:span><text:span text:style-name="T9">j</text:span><text:span text:style-name="T10">] </text:span><text:span text:style-name="T9">= </text:span><text:span text:style-name="T5">self</text:span><text:span text:style-name="T10">[</text:span><text:span text:style-name="T9">j</text:span><text:span text:style-name="T10">], </text:span><text:span text:style-name="T5">self</text:span><text:span text:style-name="T10">[</text:span><text:span text:style-name="T9">i</text:span><text:span text:style-name="T10">]</text:span></text:p>
        <text:p text:style-name="P20"><text:span text:style-name="T9"><text:s text:c="4"/></text:span><text:span text:style-name="T4">self</text:span></text:p>
        <text:p text:style-name="P17"><text:s text:c="2"/>end</text:p>
        <text:p text:style-name="P17">end</text:p>
        <text:p text:style-name="P19"/>
        <text:p text:style-name="P19"><text:span text:style-name="T5">def </text:span><text:span text:style-name="T9">generateRandomPermutation</text:span><text:span text:style-name="T10">(</text:span><text:span text:style-name="T9">n</text:span><text:span text:style-name="T10">)</text:span></text:p>
        <text:p text:style-name="P14"><text:span text:style-name="T1"><text:s text:c="2"/></text:span>sequence = <text:span text:style-name="T1">[]</text:span></text:p>
        <text:p text:style-name="P15"><text:s text:c="2"/></text:p>
        <text:p text:style-name="P19"><text:span text:style-name="T10"><text:s text:c="2"/></text:span><text:span text:style-name="T9">n</text:span><text:span text:style-name="T10">.</text:span><text:span text:style-name="T9">times </text:span><text:span text:style-name="T5">do </text:span><text:span text:style-name="T10">|</text:span><text:span text:style-name="T9">i</text:span><text:span text:style-name="T10">|</text:span></text:p>
        <text:p text:style-name="P14"><text:span text:style-name="T1"><text:s text:c="4"/></text:span>sequence<text:span text:style-name="T1">[</text:span>i<text:span text:style-name="T1">] </text:span>= i</text:p>
        <text:p text:style-name="P19"><text:span text:style-name="T9"><text:s text:c="2"/></text:span><text:span text:style-name="T5">end</text:span></text:p>
        <text:p text:style-name="P17"><text:s text:c="2"/></text:p>
        <text:p text:style-name="P19"><text:span text:style-name="T5"><text:s text:c="2"/></text:span><text:span text:style-name="T10">(</text:span><text:span text:style-name="T9">n - </text:span><text:span text:style-name="T11">1</text:span><text:span text:style-name="T10">).</text:span><text:span text:style-name="T9">downto</text:span><text:span text:style-name="T10">(</text:span><text:span text:style-name="T11">1</text:span><text:span text:style-name="T10">) </text:span><text:span text:style-name="T5">do </text:span><text:span text:style-name="T10">| </text:span><text:span text:style-name="T9">index </text:span><text:span text:style-name="T10">|</text:span></text:p>
        <text:p text:style-name="P19"><text:span text:style-name="T10"><text:s text:c="4"/></text:span><text:span text:style-name="T9">randomIndex = rand</text:span><text:span text:style-name="T10">(</text:span><text:span text:style-name="T11">1</text:span><text:span text:style-name="T9">..index</text:span><text:span text:style-name="T10">)</text:span></text:p>
        <text:p text:style-name="P14"><text:span text:style-name="T1"><text:s text:c="4"/></text:span>sequence<text:span text:style-name="T1">.</text:span>swap!<text:span text:style-name="T1">(</text:span>index<text:span text:style-name="T1">, </text:span>randomIndex<text:span text:style-name="T1">) </text:span></text:p>
        <text:p text:style-name="P20"><text:span text:style-name="T9"><text:s text:c="2"/></text:span><text:span text:style-name="T4">end</text:span></text:p>
        <text:p text:style-name="P17"><text:s text:c="2"/></text:p>
        <text:p text:style-name="P19"><text:span text:style-name="T5"><text:s text:c="2"/></text:span><text:span text:style-name="T9">sequence</text:span></text:p>
        <text:p text:style-name="P17">end</text:p>
        <text:p text:style-name="P19"><text:span text:style-name="T5">def </text:span><text:span text:style-name="T9">mergeSort</text:span><text:span text:style-name="T10">(</text:span><text:span text:style-name="T9">list</text:span><text:span text:style-name="T10">)</text:span></text:p>
        <text:p text:style-name="P19"><text:span text:style-name="T10"><text:s text:c="2"/></text:span><text:span text:style-name="T5">return </text:span><text:span text:style-name="T9">list </text:span><text:span text:style-name="T5">if </text:span><text:span text:style-name="T9">list</text:span><text:span text:style-name="T10">.</text:span><text:span text:style-name="T9">size &lt;= </text:span><text:span text:style-name="T11">1</text:span></text:p>
        <text:p text:style-name="P19"><text:span text:style-name="T11"><text:s text:c="2"/></text:span><text:span text:style-name="T9">middle = list</text:span><text:span text:style-name="T10">.</text:span><text:span text:style-name="T9">size / </text:span><text:span text:style-name="T11">2</text:span></text:p>
        <text:p text:style-name="P19"><text:span text:style-name="T11"><text:s text:c="2"/></text:span><text:span text:style-name="T9">left <text:s/>= list</text:span><text:span text:style-name="T10">[</text:span><text:span text:style-name="T11">0</text:span><text:span text:style-name="T10">, </text:span><text:span text:style-name="T9">middle</text:span><text:span text:style-name="T10">]</text:span></text:p>
        <text:p text:style-name="P14"><text:span text:style-name="T1"><text:s text:c="2"/></text:span>right = list<text:span text:style-name="T1">[</text:span>middle<text:span text:style-name="T1">, </text:span>list<text:span text:style-name="T1">.</text:span>size-middle<text:span text:style-name="T1">]</text:span></text:p>
        <text:p text:style-name="P14"><text:span text:style-name="T1"><text:s text:c="2"/></text:span>merge<text:span text:style-name="T1">(</text:span>mergeSort<text:span text:style-name="T1">(</text:span>left<text:span text:style-name="T1">), </text:span>mergeSort<text:span text:style-name="T1">(</text:span>right<text:span text:style-name="T1">))</text:span></text:p>
        <text:p text:style-name="P17">end</text:p>
        <text:p text:style-name="P17"><text:s/></text:p>
        <text:p text:style-name="P19"><text:span text:style-name="T5">def </text:span><text:span text:style-name="T9">merge</text:span><text:span text:style-name="T10">(</text:span><text:span text:style-name="T9">left</text:span><text:span text:style-name="T10">, </text:span><text:span text:style-name="T9">right</text:span><text:span text:style-name="T10">)</text:span></text:p>
        <text:p text:style-name="P14"><text:span text:style-name="T1"><text:s text:c="2"/></text:span>temp = <text:span text:style-name="T1">[]</text:span></text:p>
        <text:p text:style-name="P19"><text:span text:style-name="T10"><text:s text:c="2"/></text:span><text:span text:style-name="T13">@comparisonsCounter </text:span><text:span text:style-name="T9">= </text:span><text:span text:style-name="T11">0</text:span></text:p>
        <text:p text:style-name="P19"><text:span text:style-name="T11"><text:s text:c="2"/></text:span><text:span text:style-name="T5">until </text:span><text:span text:style-name="T9">left</text:span><text:span text:style-name="T10">.</text:span><text:span text:style-name="T9">empty? or right</text:span><text:span text:style-name="T10">.</text:span><text:span text:style-name="T9">empty?</text:span></text:p>
        <text:p text:style-name="P19"><text:span text:style-name="T9"><text:s text:c="4"/></text:span><text:span text:style-name="T13">@comparisonsCounter </text:span><text:span text:style-name="T9">+= </text:span><text:span text:style-name="T11">1</text:span></text:p>
        <text:p text:style-name="P19"><text:span text:style-name="T11"><text:s text:c="4"/></text:span><text:span text:style-name="T5">if </text:span><text:span text:style-name="T9">left</text:span><text:span text:style-name="T10">.</text:span><text:span text:style-name="T9">first &lt;= right</text:span><text:span text:style-name="T10">.</text:span><text:span text:style-name="T9">first</text:span></text:p>
        <text:p text:style-name="P14"><text:s text:c="6"/>temp &lt;&lt; left<text:span text:style-name="T1">.</text:span>shift</text:p>
        <text:p text:style-name="P19"><text:span text:style-name="T9"><text:s text:c="4"/></text:span><text:span text:style-name="T5">else</text:span></text:p>
        <text:p text:style-name="P19"><text:span text:style-name="T5"><text:s text:c="6"/></text:span><text:span text:style-name="T9">temp &lt;&lt; right</text:span><text:span text:style-name="T10">.</text:span><text:span text:style-name="T9">shift</text:span></text:p>
        <text:p text:style-name="P19"><text:span text:style-name="T9"><text:s text:c="4"/></text:span><text:span text:style-name="T5">end</text:span></text:p>
        <text:p text:style-name="P17"><text:s text:c="2"/>end</text:p>
        <text:p text:style-name="P19"><text:span text:style-name="T5"><text:s text:c="2"/></text:span><text:span text:style-name="T9">temp</text:span><text:span text:style-name="T10">.</text:span><text:span text:style-name="T9">concat</text:span><text:span text:style-name="T10">(</text:span><text:span text:style-name="T9">left</text:span><text:span text:style-name="T10">).</text:span><text:span text:style-name="T9">concat</text:span><text:span text:style-name="T10">(</text:span><text:span text:style-name="T9">right</text:span><text:span text:style-name="T10">)</text:span></text:p>
        <text:p text:style-name="P17">end</text:p>
        <text:p text:style-name="P19"/>
        <text:p text:style-name="P19"><text:span text:style-name="T5">def </text:span><text:span text:style-name="T9">estimateAverageRuntime</text:span><text:span text:style-name="T10">(</text:span><text:span text:style-name="T9">xSort</text:span><text:span text:style-name="T10">)</text:span></text:p>
        <text:p text:style-name="P14"><text:span text:style-name="T1"><text:s text:c="2"/></text:span>averages = <text:span text:style-name="T1">[]</text:span></text:p>
        <text:p text:style-name="P19"><text:span text:style-name="T10"><text:s text:c="2"/>(</text:span><text:span text:style-name="T11">1000</text:span><text:span text:style-name="T9">..</text:span><text:span text:style-name="T11">20000</text:span><text:span text:style-name="T10">).</text:span><text:span text:style-name="T9">step</text:span><text:span text:style-name="T10">(</text:span><text:span text:style-name="T11">100</text:span><text:span text:style-name="T10">) </text:span><text:span text:style-name="T5">do </text:span><text:span text:style-name="T10">|</text:span><text:span text:style-name="T9">n</text:span><text:span text:style-name="T10">|</text:span></text:p>
        <text:p text:style-name="P19"><text:span text:style-name="T10"><text:s text:c="4"/></text:span><text:span text:style-name="T9">total = </text:span><text:span text:style-name="T11">0</text:span></text:p>
        <text:p text:style-name="P19"><text:span text:style-name="T11"/></text:p>
        <text:p text:style-name="P18"><text:s text:c="4"/></text:p>
        <text:p text:style-name="P19"><text:span text:style-name="T11"><text:s text:c="4"/>50</text:span><text:span text:style-name="T10">.</text:span><text:span text:style-name="T9">times </text:span><text:span text:style-name="T5">do </text:span><text:span text:style-name="T10">|</text:span><text:span text:style-name="T9">i</text:span><text:span text:style-name="T10">|</text:span></text:p>
        <text:p text:style-name="P14"><text:span text:style-name="T1"><text:s text:c="6"/></text:span>randomList = generateRandomPermutation<text:span text:style-name="T1">(</text:span>n<text:span text:style-name="T1">)</text:span></text:p>
        <text:p text:style-name="P14"><text:span text:style-name="T1"><text:s text:c="6"/></text:span>send<text:span text:style-name="T1">(</text:span>xSort<text:span text:style-name="T1">, </text:span>randomList<text:span text:style-name="T1">)</text:span></text:p>
        <text:p text:style-name="P19"><text:span text:style-name="T10"><text:s text:c="6"/></text:span><text:span text:style-name="T9">total += </text:span><text:span text:style-name="T13">@comparisonsCounter</text:span></text:p>
        <text:p text:style-name="P20"><text:span text:style-name="T12"><text:s text:c="4"/></text:span><text:span text:style-name="T4">end</text:span></text:p>
        <text:p text:style-name="P19"><text:span text:style-name="T5"><text:s text:c="4"/></text:span><text:span text:style-name="T9">averageComparisons = total</text:span><text:span text:style-name="T10">.</text:span><text:span text:style-name="T9">to_f/</text:span><text:span text:style-name="T11">30</text:span></text:p>
        <text:p text:style-name="P19"><text:span text:style-name="T11"><text:s text:c="4"/></text:span><text:span text:style-name="T9">averages &lt;&lt; </text:span><text:span text:style-name="T10">[ </text:span><text:span text:style-name="T9">n</text:span><text:span text:style-name="T10">, </text:span><text:span text:style-name="T9">averageComparisons </text:span><text:span text:style-name="T10">]</text:span></text:p>
        <text:p text:style-name="P14"><text:span text:style-name="T1"><text:s text:c="4"/></text:span>p n</text:p>
        <text:p text:style-name="P19"><text:span text:style-name="T9"><text:s text:c="2"/></text:span><text:span text:style-name="T5">end</text:span></text:p>
        <text:p text:style-name="P19"><text:span text:style-name="T5"><text:s text:c="2"/></text:span><text:span text:style-name="T9">averages</text:span></text:p>
        <text:p text:style-name="P17">end</text:p>
        <text:p text:style-name="P19"/>
        <text:p text:style-name="P19"><text:span text:style-name="T5">def </text:span><text:span text:style-name="T9">prepareResultsToBeExported</text:span><text:span text:style-name="T10">(</text:span><text:span text:style-name="T9">results</text:span><text:span text:style-name="T10">)</text:span></text:p>
        <text:p text:style-name="P14"><text:span text:style-name="T1"><text:s text:c="2"/></text:span>preparedResults = <text:span text:style-name="T1">[]</text:span></text:p>
        <text:p text:style-name="P19"><text:span text:style-name="T10"><text:s text:c="2"/></text:span><text:span text:style-name="T9">results</text:span><text:span text:style-name="T10">.</text:span><text:span text:style-name="T9">each </text:span><text:span text:style-name="T5">do </text:span><text:span text:style-name="T10">|</text:span><text:span text:style-name="T9">result</text:span><text:span text:style-name="T10">|</text:span></text:p>
        <text:p text:style-name="P19"><text:span text:style-name="T10"><text:s text:c="4"/></text:span><text:span text:style-name="T9">n = result</text:span><text:span text:style-name="T10">[</text:span><text:span text:style-name="T11">0</text:span><text:span text:style-name="T10">]</text:span></text:p>
        <text:p text:style-name="P19"><text:span text:style-name="T10"><text:s text:c="4"/></text:span><text:span text:style-name="T9">average = result</text:span><text:span text:style-name="T10">[</text:span><text:span text:style-name="T11">1</text:span><text:span text:style-name="T10">].</text:span><text:span text:style-name="T9">to_f</text:span></text:p>
        <text:p text:style-name="P14"><text:s text:c="4"/>preparedResults &lt;&lt; <text:s/><text:span text:style-name="T1">[ </text:span>n<text:span text:style-name="T1">, </text:span>average<text:span text:style-name="T1">, </text:span>average/n<text:span text:style-name="T1">, </text:span>average/<text:span text:style-name="T1">(</text:span>n*n<text:span text:style-name="T1">), </text:span>average/<text:span text:style-name="T1">(</text:span>n*Math<text:span text:style-name="T1">.</text:span>log2<text:span text:style-name="T1">(</text:span>n<text:span text:style-name="T1">))]</text:span></text:p>
        <text:p text:style-name="P20"><text:span text:style-name="T9"><text:s text:c="2"/></text:span><text:span text:style-name="T4">end</text:span></text:p>
        <text:p text:style-name="P19"><text:span text:style-name="T5"><text:s text:c="2"/></text:span><text:span text:style-name="T9">preparedResults</text:span></text:p>
        <text:p text:style-name="P17">end</text:p>
        <text:p text:style-name="P19"/>
        <text:p text:style-name="P19"><text:span text:style-name="T5">def </text:span><text:span text:style-name="T9">exportCsv</text:span><text:span text:style-name="T10">(</text:span><text:span text:style-name="T9">preparedResults</text:span><text:span text:style-name="T10">, </text:span><text:span text:style-name="T9">fileName</text:span><text:span text:style-name="T10">)</text:span></text:p>
        <text:p text:style-name="P19"><text:span text:style-name="T10"><text:s text:c="2"/></text:span><text:span text:style-name="T9">require </text:span><text:span text:style-name="T14">'csv'</text:span></text:p>
        <text:p text:style-name="P14"><text:s text:c="2"/></text:p>
        <text:p text:style-name="P19"><text:span text:style-name="T9"><text:s text:c="2"/>CSV</text:span><text:span text:style-name="T10">.</text:span><text:span text:style-name="T9">open</text:span><text:span text:style-name="T10">(</text:span><text:span text:style-name="T14">"#{fileName}.csv"</text:span><text:span text:style-name="T10">, </text:span><text:span text:style-name="T14">"w"</text:span><text:span text:style-name="T10">) </text:span><text:span text:style-name="T5">do </text:span><text:span text:style-name="T10">|</text:span><text:span text:style-name="T9">csv</text:span><text:span text:style-name="T10">|</text:span></text:p>
        <text:p text:style-name="P19"><text:span text:style-name="T10"><text:s text:c="4"/></text:span><text:span text:style-name="T9">csv &lt;&lt; </text:span><text:span text:style-name="T10">[</text:span><text:span text:style-name="T14">"n"</text:span><text:span text:style-name="T10">, </text:span><text:span text:style-name="T14">"av"</text:span><text:span text:style-name="T10">, </text:span><text:span text:style-name="T14">"av/n"</text:span><text:span text:style-name="T10">, </text:span><text:span text:style-name="T14">"av/n^2"</text:span><text:span text:style-name="T10">, </text:span><text:span text:style-name="T14">"av/nlogn"</text:span><text:span text:style-name="T10">]</text:span></text:p>
        <text:p text:style-name="P19"><text:span text:style-name="T10"><text:s text:c="4"/></text:span><text:span text:style-name="T9">preparedResults</text:span><text:span text:style-name="T10">.</text:span><text:span text:style-name="T9">each </text:span><text:span text:style-name="T5">do </text:span><text:span text:style-name="T10">| </text:span><text:span text:style-name="T9">result </text:span><text:span text:style-name="T10">|</text:span></text:p>
        <text:p text:style-name="P14"><text:span text:style-name="T1"><text:s text:c="6"/></text:span>csv &lt;&lt; result</text:p>
        <text:p text:style-name="P19"><text:span text:style-name="T9"><text:s text:c="4"/></text:span><text:span text:style-name="T5">end</text:span></text:p>
        <text:p text:style-name="P17"><text:s text:c="2"/>end</text:p>
        <text:p text:style-name="P17">end</text:p>
        <text:p text:style-name="P19"/>
        <text:p text:style-name="P19"><text:span text:style-name="T5">def </text:span><text:span text:style-name="T9">mainCall </text:span></text:p>
        <text:p text:style-name="P19"><text:span text:style-name="T9"><text:s text:c="2"/></text:span><text:span text:style-name="T5">begin</text:span></text:p>
        <text:p text:style-name="P19"><text:span text:style-name="T5"><text:s text:c="4"/></text:span><text:span text:style-name="T9">mergeSortAverages = estimateAverageRuntime</text:span><text:span text:style-name="T10">(</text:span><text:span text:style-name="T14">"mergeSort"</text:span><text:span text:style-name="T10">)</text:span></text:p>
        <text:p text:style-name="P14"><text:span text:style-name="T1"><text:s text:c="4"/></text:span>mergeSortResults = prepareResultsToBeExported<text:span text:style-name="T1">(</text:span>mergeSortAverages<text:span text:style-name="T1">)</text:span></text:p>
        <text:p text:style-name="P19"><text:span text:style-name="T10"><text:s text:c="4"/></text:span><text:span text:style-name="T9">exportCsv</text:span><text:span text:style-name="T10">(</text:span><text:span text:style-name="T9">mergeSortResults</text:span><text:span text:style-name="T10">, </text:span><text:span text:style-name="T14">"mergeSort"</text:span><text:span text:style-name="T10">)</text:span></text:p>
        <text:p text:style-name="P19"><text:span text:style-name="T10"><text:s text:c="4"/></text:span><text:span text:style-name="T9">p </text:span><text:span text:style-name="T14">"Done"</text:span></text:p>
        <text:p text:style-name="P19"><text:span text:style-name="T9"><text:s text:c="2"/></text:span><text:span text:style-name="T5">rescue</text:span></text:p>
        <text:p text:style-name="P19"><text:span text:style-name="T5"><text:s text:c="4"/></text:span><text:span text:style-name="T9">p </text:span><text:span text:style-name="T14">"Error"</text:span></text:p>
        <text:p text:style-name="P19"><text:span text:style-name="T9"><text:s text:c="2"/></text:span><text:span text:style-name="T5">end</text:span></text:p>
        <text:p text:style-name="P17">end</text:p>
        <text:p text:style-name="P19"/>
        <text:p text:style-name="P14">mainCall<text:span text:style-name="T1">()</text:span></text:p>
        <text:p text:style-name="P16"><text:span text:style-name="T2"/></text:p>
        <text:p text:style-name="P6"/>
        <text:section text:style-name="Sect2" text:name="Section2">
          <text:p text:style-name="P12"><text:soft-page-break/><text:span text:style-name="T1">Merge Sort</text:span></text:p>
          <text:section text:style-name="Sect1" text:name="Section3">
            <text:p text:style-name="P2"><text:s text:c="3"/>n<text:tab/> <text:s/>av<text:tab/> <text:s text:c="3"/>av/n <text:s text:c="4"/><text:tab/> <text:s text:c="4"/>av/n^2 <text:s/><text:tab/>av/nlogn</text:p>
            <text:p text:style-name="P2">1000<text:tab/>1663<text:tab/>1.66327<text:tab/>0.00166327<text:tab/>0.16690</text:p>
            <text:p text:style-name="P2">1100<text:tab/>1830<text:tab/>1.66321<text:tab/>0.00151201<text:tab/>0.16462</text:p>
            <text:p text:style-name="P2">1200<text:tab/>1996<text:tab/>1.66347<text:tab/>0.00138623<text:tab/>0.16263</text:p>
            <text:p text:style-name="P2">1300<text:tab/>2164<text:tab/>1.66438<text:tab/>0.00128030<text:tab/>0.16090</text:p>
            <text:p text:style-name="P2">1400<text:tab/>2330<text:tab/>1.66436<text:tab/>0.00118883<text:tab/>0.15925</text:p>
            <text:p text:style-name="P2">1500<text:tab/>2497<text:tab/>1.66442<text:tab/>0.00110961<text:tab/>0.15775</text:p>
            <text:p text:style-name="P2">1600<text:tab/>2663<text:tab/>1.66442<text:tab/>0.00104026<text:tab/>0.15637</text:p>
            <text:p text:style-name="P2">1700<text:tab/>2829<text:tab/>1.66429<text:tab/>0.00097900<text:tab/>0.15509</text:p>
            <text:p text:style-name="P2">1800<text:tab/>2997<text:tab/>1.66500<text:tab/>0.00092500<text:tab/>0.15397</text:p>
            <text:p text:style-name="P2">1900<text:tab/>3163<text:tab/>1.66486<text:tab/>0.00087624<text:tab/>0.15285</text:p>
            <text:p text:style-name="P2">2000<text:tab/>3331<text:tab/>1.66530<text:tab/>0.00083265<text:tab/>0.15186</text:p>
            <text:p text:style-name="P2">2100<text:tab/>3497<text:tab/>1.66521<text:tab/>0.00079296<text:tab/>0.15089</text:p>
            <text:p text:style-name="P2">2200<text:tab/>3664<text:tab/>1.66530<text:tab/>0.00075696<text:tab/>0.14998</text:p>
            <text:p text:style-name="P2">2300<text:tab/>3830<text:tab/>1.66520<text:tab/>0.00072400<text:tab/>0.14911</text:p>
            <text:p text:style-name="P2">2400<text:tab/>3996<text:tab/>1.66504<text:tab/>0.00069377<text:tab/>0.14828</text:p>
            <text:p text:style-name="P2">2500<text:tab/>4163<text:tab/>1.66537<text:tab/>0.00066615<text:tab/>0.14754</text:p>
            <text:p text:style-name="P2">2600<text:tab/>4330<text:tab/>1.66540<text:tab/>0.00064054<text:tab/>0.14680</text:p>
            <text:p text:style-name="P2">2700<text:tab/>4496<text:tab/>1.66523<text:tab/>0.00061675<text:tab/>0.14609</text:p>
            <text:p text:style-name="P2">2800<text:tab/>4663<text:tab/>1.66546<text:tab/>0.00059481<text:tab/>0.14544</text:p>
            <text:p text:style-name="P2">2900<text:tab/>4830<text:tab/>1.66563<text:tab/>0.00057436<text:tab/>0.14481</text:p>
            <text:p text:style-name="P2">3000<text:tab/>4996<text:tab/>1.66532<text:tab/>0.00055511<text:tab/>0.14417</text:p>
            <text:p text:style-name="P2">3100<text:tab/>5163<text:tab/>1.66557<text:tab/>0.00053728<text:tab/>0.14361</text:p>
            <text:p text:style-name="P2">3200<text:tab/>5330<text:tab/>1.66566<text:tab/>0.00052052<text:tab/>0.14305</text:p>
            <text:p text:style-name="P2">3300<text:tab/>5497<text:tab/>1.66567<text:tab/>0.00050475<text:tab/>0.14251</text:p>
            <text:p text:style-name="P2">3400<text:tab/>5663<text:tab/>1.66571<text:tab/>0.00048991<text:tab/>0.14199</text:p>
            <text:p text:style-name="P2">3500<text:tab/>5830<text:tab/>1.66577<text:tab/>0.00047593<text:tab/>0.14149</text:p>
            <text:p text:style-name="P2">3600<text:tab/>5996<text:tab/>1.66559<text:tab/>0.00046266<text:tab/>0.14099</text:p>
            <text:p text:style-name="P2">3700<text:tab/>6163<text:tab/>1.66571<text:tab/>0.00045019<text:tab/>0.14053</text:p>
            <text:p text:style-name="P2">3800<text:tab/>6331<text:tab/>1.66595<text:tab/>0.00043841<text:tab/>0.14009</text:p>
            <text:p text:style-name="P2">3900<text:tab/>6497<text:tab/>1.66591<text:tab/>0.00042716<text:tab/>0.13965</text:p>
            <text:p text:style-name="P2">4000<text:tab/>6664<text:tab/>1.66588<text:tab/>0.00041647<text:tab/>0.13922</text:p>
            <text:p text:style-name="P2">4100<text:tab/>6831<text:tab/>1.66598<text:tab/>0.00040634<text:tab/>0.13882</text:p>
            <text:p text:style-name="P2">4200<text:tab/>6997<text:tab/>1.66596<text:tab/>0.00039666<text:tab/>0.13841</text:p>
            <text:p text:style-name="P2">4300<text:tab/>7164<text:tab/>1.66593<text:tab/>0.00038743<text:tab/>0.13802</text:p>
            <text:p text:style-name="P2">4400<text:tab/>7329<text:tab/>1.66579<text:tab/>0.00037859<text:tab/>0.13763</text:p>
            <text:p text:style-name="P2">4500<text:tab/>7496<text:tab/>1.66587<text:tab/>0.00037019<text:tab/>0.13727</text:p>
            <text:p text:style-name="P2">4600<text:tab/>7663<text:tab/>1.66596<text:tab/>0.00036217<text:tab/>0.13692</text:p>
            <text:p text:style-name="P2">4700<text:tab/>7829<text:tab/>1.66584<text:tab/>0.00035443<text:tab/>0.13656</text:p>
            <text:p text:style-name="P2">4800<text:tab/>7997<text:tab/>1.66601<text:tab/>0.00034708<text:tab/>0.13624</text:p>
            <text:p text:style-name="P2">4900<text:tab/>8164<text:tab/>1.66603<text:tab/>0.00034001<text:tab/>0.13591</text:p>
            <text:p text:style-name="P2">5000<text:tab/>8330<text:tab/>1.66594<text:tab/>0.00033319<text:tab/>0.13558</text:p>
            <text:p text:style-name="P2">5100<text:tab/>8496<text:tab/>1.66580<text:tab/>0.00032663<text:tab/>0.13525</text:p>
            <text:p text:style-name="P2">5200<text:tab/>8663<text:tab/>1.66590<text:tab/>0.00032036<text:tab/>0.13495</text:p>
            <text:p text:style-name="P2">5300<text:tab/>8830<text:tab/>1.66599<text:tab/>0.00031434<text:tab/>0.13466</text:p>
            <text:p text:style-name="P2">5400<text:tab/>8997<text:tab/>1.66604<text:tab/>0.00030853<text:tab/>0.13437</text:p>
            <text:p text:style-name="P2">5500<text:tab/>9164<text:tab/>1.66615<text:tab/>0.00030294<text:tab/>0.13409</text:p>
            <text:p text:style-name="P2">5600<text:tab/>9330<text:tab/>1.66600<text:tab/>0.00029750<text:tab/>0.13380</text:p>
            <text:p text:style-name="P2">5700<text:tab/>9497<text:tab/>1.66611<text:tab/>0.00029230<text:tab/>0.13354</text:p>
            <text:p text:style-name="P2">5800<text:tab/>9663<text:tab/>1.66607<text:tab/>0.00028725<text:tab/>0.13327</text:p>
            <text:p text:style-name="P2">5900<text:tab/>9830<text:tab/>1.66613<text:tab/>0.00028239<text:tab/>0.13301</text:p>
            <text:p text:style-name="P2">6000<text:tab/>9997<text:tab/>1.66614<text:tab/>0.00027769<text:tab/>0.13275</text:p>
            <text:p text:style-name="P2">6100<text:tab/>10164<text:tab/>1.66617<text:tab/>0.00027314<text:tab/>0.13250</text:p>
            <text:p text:style-name="P2">6200<text:tab/>10330<text:tab/>1.66620<text:tab/>0.00026874<text:tab/>0.13226</text:p>
            <text:p text:style-name="P2">6300<text:tab/>10496<text:tab/>1.66611<text:tab/>0.00026446<text:tab/>0.13201</text:p>
            <text:p text:style-name="P2">6400<text:tab/>10663<text:tab/>1.66612<text:tab/>0.00026033<text:tab/>0.13177</text:p>
            <text:p text:style-name="P2">6500<text:tab/>10830<text:tab/>1.66614<text:tab/>0.00025633<text:tab/>0.13154</text:p>
            <text:p text:style-name="P2">6600<text:tab/>10996<text:tab/>1.66611<text:tab/>0.00025244<text:tab/>0.13131</text:p>
            <text:p text:style-name="P2">6700<text:tab/>11163<text:tab/>1.66607<text:tab/>0.00024867<text:tab/>0.13108</text:p>
            <text:p text:style-name="P2">6800<text:tab/>11330<text:tab/>1.66623<text:tab/>0.00024503<text:tab/>0.13088</text:p>
            <text:p text:style-name="P2">6900<text:tab/>11497<text:tab/>1.66620<text:tab/>0.00024148<text:tab/>0.13066</text:p>
            <text:p text:style-name="P2">7000<text:tab/>11664<text:tab/>1.66621<text:tab/>0.00023803<text:tab/>0.13045</text:p>
            <text:p text:style-name="P2">7100<text:tab/>11831<text:tab/>1.66628<text:tab/>0.00023469<text:tab/>0.13024</text:p>
            <text:p text:style-name="P2">7200<text:tab/>11997<text:tab/>1.66622<text:tab/>0.00023142<text:tab/>0.13003</text:p>
            <text:p text:style-name="P2">7300<text:tab/>12164<text:tab/>1.66624<text:tab/>0.00022825<text:tab/>0.12983</text:p>
            <text:p text:style-name="P2">7400<text:tab/>12330<text:tab/>1.66624<text:tab/>0.00022517<text:tab/>0.12964</text:p>
            <text:p text:style-name="P2">7500<text:tab/>12497<text:tab/>1.66623<text:tab/>0.00022216<text:tab/>0.12944</text:p>
            <text:p text:style-name="P2">7600<text:tab/>12663<text:tab/>1.66617<text:tab/>0.00021923<text:tab/>0.12924</text:p>
            <text:p text:style-name="P2">7700<text:tab/>12830<text:tab/>1.66629<text:tab/>0.00021640<text:tab/>0.12906</text:p>
            <text:p text:style-name="P2">7800<text:tab/>12996<text:tab/>1.66620<text:tab/>0.00021362<text:tab/>0.12887</text:p>
            <text:p text:style-name="P2">7900<text:tab/>13164<text:tab/>1.66630<text:tab/>0.00021092<text:tab/>0.12870</text:p>
            <text:p text:style-name="P2">8000<text:tab/>13330<text:tab/>1.66625<text:tab/>0.00020828<text:tab/>0.12851</text:p>
            <text:p text:style-name="P2">8100<text:tab/>13496<text:tab/>1.66623<text:tab/>0.00020571<text:tab/>0.12833</text:p>
            <text:p text:style-name="P2">8200<text:tab/>13664<text:tab/>1.66630<text:tab/>0.00020321<text:tab/>0.12816</text:p>
            <text:p text:style-name="P2">8300<text:tab/>13830<text:tab/>1.66626<text:tab/>0.00020075<text:tab/>0.12799</text:p>
            <text:p text:style-name="P2">8400<text:tab/>13997<text:tab/>1.66627<text:tab/>0.00019837<text:tab/>0.12782</text:p>
            <text:p text:style-name="P2">8500<text:tab/>14164<text:tab/>1.66629<text:tab/>0.00019603<text:tab/>0.12765</text:p>
            <text:p text:style-name="P2">8600<text:tab/>14330<text:tab/>1.66623<text:tab/>0.00019375<text:tab/>0.12748</text:p>
            <text:p text:style-name="P2">8700<text:tab/>14496<text:tab/>1.66617<text:tab/>0.00019151<text:tab/>0.12732</text:p>
            <text:p text:style-name="P2">8800<text:tab/>14663<text:tab/>1.66629<text:tab/>0.00018935<text:tab/>0.12717</text:p>
            <text:p text:style-name="P2">8900<text:tab/>14830<text:tab/>1.66625<text:tab/>0.00018722<text:tab/>0.12700</text:p>
            <text:p text:style-name="P2">9000<text:tab/>14997<text:tab/>1.66630<text:tab/>0.00018514<text:tab/>0.12685</text:p>
            <text:p text:style-name="P2">9100<text:tab/>15163<text:tab/>1.66632<text:tab/>0.00018311<text:tab/>0.12670</text:p>
            <text:p text:style-name="P2">9200<text:tab/>15330<text:tab/>1.66626<text:tab/>0.00018112<text:tab/>0.12654</text:p>
            <text:p text:style-name="P2">9300<text:tab/>15497<text:tab/>1.66630<text:tab/>0.00017917<text:tab/>0.12640</text:p>
            <text:p text:style-name="P2">9400<text:tab/>15663<text:tab/>1.66628<text:tab/>0.00017726<text:tab/>0.12625</text:p>
            <text:p text:style-name="P2">9500<text:tab/>15830<text:tab/>1.66627<text:tab/>0.00017540<text:tab/>0.12610</text:p>
            <text:p text:style-name="P2">9600<text:tab/>15997<text:tab/>1.66631<text:tab/>0.00017357<text:tab/>0.12596</text:p>
            <text:p text:style-name="P2">9700<text:tab/>16164<text:tab/>1.66637<text:tab/>0.00017179<text:tab/>0.12582</text:p>
            <text:p text:style-name="P2">9800<text:tab/>16330<text:tab/>1.66637<text:tab/>0.00017004<text:tab/>0.12568</text:p>
            <text:p text:style-name="P2">9900<text:tab/>16497<text:tab/>1.66632<text:tab/>0.00016832<text:tab/>0.12554</text:p>
            <text:p text:style-name="P2">10000<text:tab/>16663<text:tab/>1.66630<text:tab/>0.00016663<text:tab/>0.12540</text:p>
            <text:p text:style-name="P2">10100<text:tab/>16830<text:tab/>1.66633<text:tab/>0.00016498<text:tab/>0.12527</text:p>
            <text:p text:style-name="P2">10200<text:tab/>16996<text:tab/>1.66628<text:tab/>0.00016336<text:tab/>0.12513</text:p>
            <text:p text:style-name="P2">10300<text:tab/>17163<text:tab/>1.66632<text:tab/>0.00016178<text:tab/>0.12500</text:p>
            <text:p text:style-name="P2">10400<text:tab/>17330<text:tab/>1.66636<text:tab/>0.00016023<text:tab/>0.12487</text:p>
            <text:p text:style-name="P2">10500<text:tab/>17497<text:tab/>1.66634<text:tab/>0.00015870<text:tab/>0.12474</text:p>
            <text:p text:style-name="P2">10600<text:tab/>17664<text:tab/>1.66638<text:tab/>0.00015721<text:tab/>0.12462</text:p>
            <text:p text:style-name="P2">10700<text:tab/>17830<text:tab/>1.66638<text:tab/>0.00015574<text:tab/>0.12449</text:p>
            <text:p text:style-name="P2">10800<text:tab/>17996<text:tab/>1.66631<text:tab/>0.00015429<text:tab/>0.12436</text:p>
            <text:p text:style-name="P2">10900<text:tab/>18164<text:tab/>1.66639<text:tab/>0.00015288<text:tab/>0.12425</text:p>
            <text:p text:style-name="P2">11000<text:tab/>18329<text:tab/>1.66630<text:tab/>0.00015148<text:tab/>0.12412</text:p>
            <text:p text:style-name="P2">11100<text:tab/>18496<text:tab/>1.66629<text:tab/>0.00015012<text:tab/>0.12400</text:p>
            <text:p text:style-name="P2">11200<text:tab/>18663<text:tab/>1.66635<text:tab/>0.00014878<text:tab/>0.12388</text:p>
            <text:p text:style-name="P2">11300<text:tab/>18830<text:tab/>1.66639<text:tab/>0.00014747<text:tab/>0.12377</text:p>
            <text:p text:style-name="P2">11400<text:tab/>18997<text:tab/>1.66638<text:tab/>0.00014617<text:tab/>0.12365</text:p>
            <text:p text:style-name="P2">11500<text:tab/>19163<text:tab/>1.66630<text:tab/>0.00014490<text:tab/>0.12353</text:p>
            <text:p text:style-name="P2">11600<text:tab/>19330<text:tab/>1.66634<text:tab/>0.00014365<text:tab/>0.12342</text:p>
            <text:p text:style-name="P2">11700<text:tab/>19496<text:tab/>1.66634<text:tab/>0.00014242<text:tab/>0.12330</text:p>
            <text:p text:style-name="P2">11800<text:tab/>19663<text:tab/>1.66638<text:tab/>0.00014122<text:tab/>0.12319</text:p>
            <text:p text:style-name="P2">11900<text:tab/>19830<text:tab/>1.66641<text:tab/>0.00014003<text:tab/>0.12309</text:p>
            <text:p text:style-name="P2">12000<text:tab/>19996<text:tab/>1.66637<text:tab/>0.00013886<text:tab/>0.12297</text:p>
            <text:p text:style-name="P2">12100<text:tab/>20163<text:tab/>1.66637<text:tab/>0.00013772<text:tab/>0.12286</text:p>
            <text:p text:style-name="P2">12200<text:tab/>20330<text:tab/>1.66639<text:tab/>0.00013659<text:tab/>0.12276</text:p>
            <text:p text:style-name="P2">12300<text:tab/>20496<text:tab/>1.66637<text:tab/>0.00013548<text:tab/>0.12265</text:p>
            <text:p text:style-name="P2">12400<text:tab/>20664<text:tab/>1.66641<text:tab/>0.00013439<text:tab/>0.12255</text:p>
            <text:p text:style-name="P2">12500<text:tab/>20830<text:tab/>1.66639<text:tab/>0.00013331<text:tab/>0.12244</text:p>
            <text:p text:style-name="P2">12600<text:tab/>20997<text:tab/>1.66640<text:tab/>0.00013225<text:tab/>0.12234</text:p>
            <text:p text:style-name="P2">12700<text:tab/>21163<text:tab/>1.66635<text:tab/>0.00013121<text:tab/>0.12223</text:p>
            <text:p text:style-name="P2">12800<text:tab/>21329<text:tab/>1.66634<text:tab/>0.00013018<text:tab/>0.12213</text:p>
            <text:p text:style-name="P2"><text:soft-page-break/>12900<text:tab/>21496<text:tab/>1.66639<text:tab/>0.00012918<text:tab/>0.12203</text:p>
            <text:p text:style-name="P2">13000<text:tab/>21663<text:tab/>1.66640<text:tab/>0.00012818<text:tab/>0.12194</text:p>
            <text:p text:style-name="P2">13100<text:tab/>21830<text:tab/>1.66643<text:tab/>0.00012721<text:tab/>0.12184</text:p>
            <text:p text:style-name="P2">13200<text:tab/>21997<text:tab/>1.66642<text:tab/>0.00012624<text:tab/>0.12174</text:p>
            <text:p text:style-name="P2">13300<text:tab/>22163<text:tab/>1.66641<text:tab/>0.00012529<text:tab/>0.12164</text:p>
            <text:p text:style-name="P2">13400<text:tab/>22330<text:tab/>1.66641<text:tab/>0.00012436<text:tab/>0.12155</text:p>
            <text:p text:style-name="P2">13500<text:tab/>22496<text:tab/>1.66637<text:tab/>0.00012344<text:tab/>0.12145</text:p>
            <text:p text:style-name="P2">13600<text:tab/>22663<text:tab/>1.66640<text:tab/>0.00012253<text:tab/>0.12136</text:p>
            <text:p text:style-name="P2">13700<text:tab/>22830<text:tab/>1.66642<text:tab/>0.00012164<text:tab/>0.12127</text:p>
            <text:p text:style-name="P2">13800<text:tab/>22997<text:tab/>1.66644<text:tab/>0.00012076<text:tab/>0.12117</text:p>
            <text:p text:style-name="P2">13900<text:tab/>23163<text:tab/>1.66641<text:tab/>0.00011989<text:tab/>0.12108</text:p>
            <text:p text:style-name="P2">14000<text:tab/>23330<text:tab/>1.66645<text:tab/>0.00011903<text:tab/>0.12099</text:p>
            <text:p text:style-name="P2">14100<text:tab/>23496<text:tab/>1.66640<text:tab/>0.00011818<text:tab/>0.12090</text:p>
            <text:p text:style-name="P2">14200<text:tab/>23663<text:tab/>1.66643<text:tab/>0.00011735<text:tab/>0.12081</text:p>
            <text:p text:style-name="P2">14300<text:tab/>23830<text:tab/>1.66647<text:tab/>0.00011654<text:tab/>0.12073</text:p>
            <text:p text:style-name="P2">14400<text:tab/>23997<text:tab/>1.66643<text:tab/>0.00011572<text:tab/>0.12064</text:p>
            <text:p text:style-name="P2">14500<text:tab/>24163<text:tab/>1.66643<text:tab/>0.00011493<text:tab/>0.12055</text:p>
            <text:p text:style-name="P2">14600<text:tab/>24330<text:tab/>1.66642<text:tab/>0.00011414<text:tab/>0.12046</text:p>
            <text:p text:style-name="P2">14700<text:tab/>24497<text:tab/>1.66645<text:tab/>0.00011336<text:tab/>0.12038</text:p>
            <text:p text:style-name="P2">14800<text:tab/>24664<text:tab/>1.66646<text:tab/>0.00011260<text:tab/>0.12029</text:p>
            <text:p text:style-name="P2">14900<text:tab/>24830<text:tab/>1.66643<text:tab/>0.00011184<text:tab/>0.12021</text:p>
            <text:p text:style-name="P2">15000<text:tab/>24996<text:tab/>1.66641<text:tab/>0.00011109<text:tab/>0.12012</text:p>
            <text:p text:style-name="P2">15100<text:tab/>25163<text:tab/>1.66645<text:tab/>0.00011036<text:tab/>0.12004</text:p>
            <text:p text:style-name="P2">15200<text:tab/>25330<text:tab/>1.66648<text:tab/>0.00010964<text:tab/>0.11996</text:p>
            <text:p text:style-name="P2">15300<text:tab/>25497<text:tab/>1.66649<text:tab/>0.00010892<text:tab/>0.11988</text:p>
            <text:p text:style-name="P2">15400<text:tab/>25663<text:tab/>1.66644<text:tab/>0.00010821<text:tab/>0.11980</text:p>
            <text:p text:style-name="P2">15500<text:tab/>25829<text:tab/>1.66641<text:tab/>0.00010751<text:tab/>0.11971</text:p>
            <text:p text:style-name="P2">15600<text:tab/>25996<text:tab/>1.66642<text:tab/>0.00010682<text:tab/>0.11963</text:p>
            <text:p text:style-name="P2">15700<text:tab/>26164<text:tab/>1.66648<text:tab/>0.00010615<text:tab/>0.11956</text:p>
            <text:p text:style-name="P2">15800<text:tab/>26330<text:tab/>1.66643<text:tab/>0.00010547<text:tab/>0.11948</text:p>
            <text:p text:style-name="P2">15900<text:tab/>26496<text:tab/>1.66643<text:tab/>0.00010481<text:tab/>0.11940</text:p>
            <text:p text:style-name="P2">16000<text:tab/>26664<text:tab/>1.66648<text:tab/>0.00010416<text:tab/>0.11933</text:p>
            <text:p text:style-name="P2">16100<text:tab/>26830<text:tab/>1.66648<text:tab/>0.00010351<text:tab/>0.11925</text:p>
            <text:p text:style-name="P2">16200<text:tab/>26997<text:tab/>1.66649<text:tab/>0.00010287<text:tab/>0.11917</text:p>
            <text:p text:style-name="P2">16300<text:tab/>27163<text:tab/>1.66646<text:tab/>0.00010224<text:tab/>0.11910</text:p>
            <text:p text:style-name="P2">16400<text:tab/>27330<text:tab/>1.66645<text:tab/>0.00010161<text:tab/>0.11902</text:p>
            <text:p text:style-name="P2">16500<text:tab/>27497<text:tab/>1.66647<text:tab/>0.00010100<text:tab/>0.11895</text:p>
            <text:p text:style-name="P2">16600<text:tab/>27663<text:tab/>1.66646<text:tab/>0.00010039<text:tab/>0.11887</text:p>
            <text:p text:style-name="P2">16700<text:tab/>27830<text:tab/>1.66646<text:tab/>0.00009978<text:tab/>0.11880</text:p>
            <text:p text:style-name="P2">16800<text:tab/>27997<text:tab/>1.66648<text:tab/>0.00009919<text:tab/>0.11873</text:p>
            <text:p text:style-name="P2">16900<text:tab/>28164<text:tab/>1.66648<text:tab/>0.00009861<text:tab/>0.11866</text:p>
            <text:p text:style-name="P2">17000<text:tab/>28330<text:tab/>1.66645<text:tab/>0.00009803<text:tab/>0.11858</text:p>
            <text:p text:style-name="P2">17100<text:tab/>28497<text:tab/>1.66648<text:tab/>0.00009746<text:tab/>0.11851</text:p>
            <text:p text:style-name="P2">17200<text:tab/>28663<text:tab/>1.66647<text:tab/>0.00009689<text:tab/>0.11844</text:p>
            <text:p text:style-name="P2">17300<text:tab/>28829<text:tab/>1.66643<text:tab/>0.00009633<text:tab/>0.11837</text:p>
            <text:p text:style-name="P2">17400<text:tab/>28997<text:tab/>1.66647<text:tab/>0.00009577<text:tab/>0.11830</text:p>
            <text:p text:style-name="P2">17500<text:tab/>29163<text:tab/>1.66648<text:tab/>0.00009523<text:tab/>0.11823</text:p>
            <text:p text:style-name="P2">17600<text:tab/>29330<text:tab/>1.66646<text:tab/>0.00009469<text:tab/>0.11816</text:p>
            <text:p text:style-name="P2">17700<text:tab/>29496<text:tab/>1.66646<text:tab/>0.00009415<text:tab/>0.11809</text:p>
            <text:p text:style-name="P2">17800<text:tab/>29663<text:tab/>1.66648<text:tab/>0.00009362<text:tab/>0.11803</text:p>
            <text:p text:style-name="P2">17900<text:tab/>29830<text:tab/>1.66649<text:tab/>0.00009310<text:tab/>0.11796</text:p>
            <text:p text:style-name="P2">18000<text:tab/>29997<text:tab/>1.66648<text:tab/>0.00009258<text:tab/>0.11789</text:p>
            <text:p text:style-name="P2">18100<text:tab/>30162<text:tab/>1.66643<text:tab/>0.00009207<text:tab/>0.11782</text:p>
            <text:p text:style-name="P2">18200<text:tab/>30330<text:tab/>1.66648<text:tab/>0.00009156<text:tab/>0.11776</text:p>
            <text:p text:style-name="P2">18300<text:tab/>30497<text:tab/>1.66649<text:tab/>0.00009107<text:tab/>0.11769</text:p>
            <text:p text:style-name="P2">18400<text:tab/>30664<text:tab/>1.66651<text:tab/>0.00009057<text:tab/>0.11763</text:p>
            <text:p text:style-name="P2">18500<text:tab/>30830<text:tab/>1.66650<text:tab/>0.00009008<text:tab/>0.11756</text:p>
            <text:p text:style-name="P2">18600<text:tab/>30997<text:tab/>1.66649<text:tab/>0.00008960<text:tab/>0.11750</text:p>
            <text:p text:style-name="P2">18700<text:tab/>31164<text:tab/>1.66651<text:tab/>0.00008912<text:tab/>0.11744</text:p>
            <text:p text:style-name="P2">18800<text:tab/>31330<text:tab/>1.66650<text:tab/>0.00008864<text:tab/>0.11737</text:p>
            <text:p text:style-name="P2">18900<text:tab/>31497<text:tab/>1.66652<text:tab/>0.00008818<text:tab/>0.11731</text:p>
            <text:p text:style-name="P2">19000<text:tab/>31663<text:tab/>1.66650<text:tab/>0.00008771<text:tab/>0.11725</text:p>
            <text:p text:style-name="P2">19100<text:tab/>31830<text:tab/>1.66649<text:tab/>0.00008725<text:tab/>0.11718</text:p>
            <text:p text:style-name="P2">19200<text:tab/>31997<text:tab/>1.66651<text:tab/>0.00008680<text:tab/>0.11712</text:p>
            <text:p text:style-name="P2">19300<text:tab/>32163<text:tab/>1.66647<text:tab/>0.00008635<text:tab/>0.11706</text:p>
            <text:p text:style-name="P2">19400<text:tab/>32330<text:tab/>1.66648<text:tab/>0.00008590<text:tab/>0.11700</text:p>
            <text:p text:style-name="P2">19500<text:tab/>32497<text:tab/>1.66650<text:tab/>0.00008546<text:tab/>0.11694</text:p>
            <text:p text:style-name="P2">19600<text:tab/>32663<text:tab/>1.66649<text:tab/>0.00008502<text:tab/>0.11688</text:p>
            <text:p text:style-name="P2">19700<text:tab/>32830<text:tab/>1.66648<text:tab/>0.00008459<text:tab/>0.11682</text:p>
            <text:p text:style-name="P2">19800<text:tab/>32997<text:tab/>1.66651<text:tab/>0.00008417<text:tab/>0.11676</text:p>
            <text:p text:style-name="P2">19900<text:tab/>33163<text:tab/>1.66650<text:tab/>0.00008374<text:tab/>0.11670</text:p>
            <text:p text:style-name="P2">20000<text:tab/>33331<text:tab/>1.66653<text:tab/>0.00008333<text:tab/>0.11664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" style:font-family-generic="modern" style:font-pitch="fixed"/>
    <style:font-face style:name="Adobe Arabic" svg:font-family="'Adobe Arabic'" style:font-pitch="variable"/>
    <style:font-face style:name="Adobe Caslon Pro" svg:font-family="'Adobe Caslon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11in" fo:margin-bottom="0.7965in" fo:margin-left="0.3752in" fo:margin-right="0.296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07T10:08:59</meta:creation-date>
    <meta:editing-duration>PT1H14M4S</meta:editing-duration>
    <meta:editing-cycles>21</meta:editing-cycles>
    <meta:generator>OpenOffice/4.1.1$Unix OpenOffice.org_project/411m6$Build-9775</meta:generator>
    <meta:initial-creator>Frederico  Castro</meta:initial-creator>
    <dc:date>2014-09-14T22:45:12</dc:date>
    <dc:creator>Frederico  Castro</dc:creator>
    <meta:document-statistic meta:table-count="0" meta:image-count="0" meta:object-count="0" meta:page-count="3" meta:paragraph-count="282" meta:word-count="1177" meta:character-count="9042"/>
  </office:meta>
</office:document-meta>
</file>